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ill Coast Critters</text:p>
      <text:p text:style-name="P1">by Little Kreen (littlekreen@gmail.com)</text:p>
      <text:p text:style-name="P2"/>
      <text:p text:style-name="P3">From a public info context</text:p>
      <text:p text:style-name="P3"/>
      <text:p text:style-name="P2">Unceremoniously named, “Still Coast Critters” by the few humans in remote areas they've been in contact with, these creatures actively avoid contact with those not of their species. This aversion has left the locals to their own devices and numerous other names are attributed to them and some mostly fabrication. The name they have been given by an large they seem not particularly aware of as any attempt to communicate with them is ignored other than to flee. Fishermen are the usual source of these tall tales as they are frequently seen as shadows herding schools of abnormally large fish to places not normally considered good fishing grounds. This normally would see them as tales of a good omen but frequent are the sparse sightings of the large creatures fleeing quickly from unmanned decks upon being seen after rooting about for loose wood and glass. Even though none have actually been seriously harmed after interrupting the midnight sorties, other than someone tossed into the drink or into a wall, tall tales have magnified these incidents. They've acquired a bit of a hostile, if undeserved, reputation. Locals have taken to tossing small bundles of timber or glass overboard when the “Critters” are sighted which lets the boats operate unmolested according to lore. This dynamic has continued for about a decade and has formed into superstition and old habit. Ever since the Critters were first seen operating in the area over a decade ago fishing has improved for the town by a large margin and citizens consider the situation harmless even if children are kept in at night after sunset. There has only been one known violent act by the creatures which was incited by a particularly unsociable fisherman spiking some critters with arrows and is reputed to having hauled it aboard. The night after the captain boasted of his catch and achievements his boat (also presumably captain, crew, and family) was missing the next morning. Little more than a torn rope remains there to this day and none willfully use that particular pier since considering it very bad luck.</text:p>
      <text:p text:style-name="P2"/>
      <text:p text:style-name="P3"/>
      <text:p text:style-name="P1">Specific info</text:p>
      <text:p text:style-name="P2"/>
      <text:p text:style-name="P3">General Summary</text:p>
      <text:p text:style-name="P2">Not having a name for their race as a whole the creatures simply consider themselves as extensions of their Hive-Queen, Bvetin. New to the world they originate from a deep trench toward warmer waters before having migrated further south toward the pole. Their plated bodies are long and are ovoid except for thick clamp-like feet with four opposing toes in each direction and bending up toward the front with four arms and a long neck extending out of the torso. Only those types that actually eat solid food have teeth and other types have little more than plated jaws for forming language or making combat. Their eyes are partially reflective and have a four pointed star shaped iris to them behind a clear bit of protective exoskeleton. Their throat is very flexible and can handle a great deal of water or air inflow through their lungs and out exit holes under both of their protected sides. Note that their esophagus actually enters below the tongue in most where the tongue serves as little more than a flap to protect it. Similar in look to some sea prawns but with a slightly more humanoid bent they have undergone a great deal of changes more toward cetaceans after becoming seminals with a relatively short breeding cycle and a period of constant war after the second queen's birth. They are warm-blooded and bear both an endo and exoskeleton of hard chitinous material. This material is used to create their housing though their constructs were very primitive at first, living in caves at the bottom of the ocean but have rapidly progressed due to mimicking other races they encounter on land and their own ingenuity after particular developments in their history.</text:p>
      <text:p text:style-name="P3"/>
      <text:list text:style-name="L1">
        <text:list-item>
          <text:p text:style-name="P4"><text:span text:style-name="T1">Location:</text:span> Most of their hives are in the middle of geographically isolated <text:s/>ocean near the south pole.</text:p>
        </text:list-item>
        <text:list-item>
          <text:p text:style-name="P5">Social structure</text:p>
          <text:list>
            <text:list-item>
              <text:p text:style-name="P5">Communication</text:p>
              <text:list>
                <text:list-item>
                  <text:p text:style-name="P4">They have a hive mind, and the queen is a strong telepath strictly with the ability to maintains a connection with her progeny at all times. The hive members themselves are not psionic and cannot initiate a connection with their queen and instead must wait until she notices the individual's desire for attention and then commune with them directly. The range of this psionic connection is unknown but very high. Should a hive member enter a location she cannot reach the member will do everything in its power to return home. This also insulates them from connections by hostile queens as their mental connection cannot be easily interrupted and no others can connect while their queen's link is present.</text:p>
                </text:list-item>
                <text:list-item>
                  <text:p text:style-name="P4">Communication is verbal as they do not have any written language. For most other languages transcribing their tongue a number of approximations are made making most translations difficult. All memory is carried by the royals, binding, or the queen. Unless the queen is seeking someone in particular the individual members must normally report to a royal as to specific happenings so that they may garner her attention.</text:p>
                </text:list-item>
              </text:list>
            </text:list-item>
            <text:list-item>
              <text:p text:style-name="P5">Life Cycle</text:p>
              <text:list>
                <text:list-item>
                  <text:p text:style-name="P4">The Queen can also transfer a mind from one of her progeny to another newborn, <text:s/>rebirth (oleli), and combines the two minds in the process. This is reserved for those of the hive or when making paragons. This rebirthing process generally kills the original body or leaves it in a degenerating vegetative state as it then lacks a mind.</text:p>
                </text:list-item>
                <text:list-item>
                  <text:p text:style-name="P4">They have no interest or understanding of a respect for the dead instead regarding bodies as minds gone from the Queen forever. Corpses within the gathering's definition of 'edible' are quickly consumed and returned to the hive unless they are diseased. Small caches of poisoned or otherwise inedible deaths are found on the sea floor in sealed and disguised chambers.</text:p>
                </text:list-item>
                <text:list-item>
                  <text:p text:style-name="P4">Queens live about 20 years at the maximum and are productive until the end of their lives. Before this point <text:s/>they transfer themselves into a newborn queen and begin the cycle again. This leaves the hive with a slight delay as the new queen matures and the hive is hyperdefensive during this time.</text:p>
                </text:list-item>
                <text:list-item>
                  <text:p text:style-name="P4">Should a Queen be killed a Binding can metamorphose into a Queen in her absence through particular methods. The first binding to achieve mental contact during the incubation period of this transformation become the next Queen and the rest return to normal if not already in a molting/coma stage. All members switch allegiance immediately to the new Queen though multiplies generally leave to form new hives if they are the last Queen to emerge.</text:p>
                </text:list-item>
                <text:list-item>
                  <text:p text:style-name="P4">Most other types would live about 40 years unless rebirthed in the meantime.</text:p>
                </text:list-item>
                <text:list-item>
                  <text:p text:style-name="P4">A successfully impregnated Queen can carry to term a throng of 50 live born and can produce enough nectar on her own to feed them all until they mature within a month. This is not an average figure however as the Queen can willfully retard the maturation process and reabsorb them. This is usually done if the hive cannot support that many new members.</text:p>
                </text:list-item>
                <text:list-item>
                  <text:p text:style-name="P4">Queens generally have throngs of the type that impregnated the litter though she can cross-breed them if a specific trait is desirable and can carry multiple developing young by different royals at once by re-absorbing the previous young not needed.</text:p>
                </text:list-item>
              </text:list>
            </text:list-item>
            <text:list-item>
              <text:p text:style-name="P5">Royals</text:p>
              <text:list>
                <text:list-item>
                  <text:p text:style-name="P4">Royals serve the queen for all breeding needs, though the Queen can willfully deign what type of newborns she wishes to conceive regardless of which royal fathers them. </text:p>
                </text:list-item>
                <text:list-item>
                  <text:p text:style-name="P4">First to be rebirthed into newborns. </text:p>
                </text:list-item>
                <text:list-item>
                  <text:p text:style-name="P4">There may be multiples of each royal type dependent on the Queen's needs.</text:p>
                </text:list-item>
                <text:list-item>
                  <text:p text:style-name="P4">Have authority to facilitate the orders from their Queen to all of their type, but remain subservient to the queen.</text:p>
                </text:list-item>
              </text:list>
            </text:list-item>
            <text:list-item>
              <text:p text:style-name="P5">Interaction</text:p>
              <text:list>
                <text:list-item>
                  <text:p text:style-name="P4">Attacking a member of a hive while in or near the hive is tantamount to suicide as any member noticing the death of any child will cause alarm sufficient to be within the queen's notice and she will rapidly mobilize the entire hive to obliterate the murderer. This usually is only for those not of any allied hives however and unintentional deaths will not cause any stigma and generally no war since the advent of a hive-queen.</text:p>
                </text:list-item>
                <text:list-item>
                  <text:p text:style-name="P4">Not Xenophobic but will not actively acknowledge an unknown (neutral) that is not posing a threat and will flee from unknown contact with those their Queen has not acknowledged as friend or foe. Those forcing the issue and chasing or forcing their way into the hive may be considered enemies by the Queen.</text:p>
                </text:list-item>
                <text:list-item>
                  <text:p text:style-name="P4">Though they are curious of things within their domain they generally do not care to venture outside it which has led to their relative isolation from the goings on of other races.</text:p>
                </text:list-item>
              </text:list>
            </text:list-item>
            <text:list-item>
              <text:p text:style-name="P5">Other</text:p>
              <text:list>
                <text:list-item>
                  <text:p text:style-name="P4">Thiniji (Paragon) – These are extremely rare and only occur in large hives. With the Queen's help it is possible for a Binding in the royal caste to alter another sentient being in such a way as to allow the Queen to merge a newborn with that being though the success rate is not high. Most of the being is altered with their own organs, muscles, and bones being replaced completely changing its physiology though not significantly its outer appearance. Usually a mild regenerative capacity is induced and it extends the original creature's active lifespan by a wide margin. These are inasmuch a member of the hive and considered royal though they are not granted breeding rights to the queen, being regarded as corrupt in body, and are altered to neuters. An amalgam of both hive newborn and sentient being they share the same psionic link with the Queen but seek out and learn new things to teach the hive. The Queen leaves them to their own devices and the paragons may actively argue with the Queen about issues or commands but will never refuse what their Queen wills them. The paragons are also tend to be mildly telekinetic and often use this skill to augment their strength though this cannot be maintained as long as their heightened endurance might physically allow for effort. The Queen is unlikely to be willing to send children far from the hive even to assist the paragon so they generally are very careful when distant from home. They are usually altered to partial omnivores and have small digestive systems suited for refined carbohydrates or for carnivorous activities. They can produce nectar in a limited sense though it is not usually one of their replacement organ's normal functions. </text:p>
                </text:list-item>
                <text:list-item>
                  <text:p text:style-name="P4">Hive members understand only 4 statuses of intelligent beings not of their hive, enemy, neutral, friend, and ally.</text:p>
                </text:list-item>
                <text:list-item>
                  <text:p text:style-name="P4">Do not have masculine or neuter words for “my” or “mine” and such words of possession; all are considered feminine at all times. </text:p>
                </text:list-item>
                <text:list-item>
                  <text:p text:style-name="P4">The Queen's word is unquestioned and none will argue with her orders on a very rabid basis therefore treason is not considered something to be feared of any more than random strikes of lightning.</text:p>
                </text:list-item>
              </text:list>
            </text:list-item>
          </text:list>
        </text:list-item>
        <text:list-item>
          <text:p text:style-name="P5">Political structure</text:p>
          <text:list>
            <text:list-item>
              <text:p text:style-name="P4">Ritualistic combat determines who becomes the royal of individual types and the elite of their type, multiple winners are possible and it is up to the queen to choose.</text:p>
            </text:list-item>
            <text:list-item>
              <text:p text:style-name="P4">When a member of the hive becomes a royal it undergoes meticulous decoration and various physical changes from neuter to male. Those newborns that become male outside of the royal caste are hunted down and executed making the occurrence extremely rare from a genetic standpoint. Those whom were transferred to that body are marked forever as corrupt (kin) and are forbidden to ever enter the royal caste though they are transferred to a body which does not exhibit the behavior.</text:p>
            </text:list-item>
            <text:list-item>
              <text:p text:style-name="P4">Only royals are male, the queen is the only female, all others are neuters. The society is matriarchal and assigns much more respect to females than males.</text:p>
            </text:list-item>
            <text:list-item>
              <text:p text:style-name="P4">Allied under a hive queen, the individuals of each hive are loyal to their queen and the queens are all loyal to a central “hive queen”.</text:p>
            </text:list-item>
            <text:list-item>
              <text:p text:style-name="P4">Queens tend toward benevolent dictatorships though true xenophobia isn't unknown.</text:p>
            </text:list-item>
          </text:list>
        </text:list-item>
        <text:list-item>
          <text:p text:style-name="P5">Trade/Economics</text:p>
          <text:list>
            <text:list-item>
              <text:p text:style-name="P4">Do not generally trade with other races, but they produce great quantities of nectar and are extremely proficent in aquaculture. Large walled in fish farms at various depths allow them to compress a great deal of fish production into a small space. Food surpluses are released into the local environment in controlled bursts. This increases the general level of fish stocks in the area over time as only the oldest fish are released from captivity.</text:p>
            </text:list-item>
            <text:list-item>
              <text:p text:style-name="P4">Trade nectar with other hives as well as other construction materials they may acquire or use</text:p>
            </text:list-item>
            <text:list-item>
              <text:p text:style-name="P4">Mining is limited mostly to granite and other building or useful materials. </text:p>
            </text:list-item>
            <text:list-item>
              <text:p text:style-name="P4">Seeing little use for metals in general they largely ignore deposits of it as they are unable to smelt/forge them into useful materials. </text:p>
            </text:list-item>
            <text:list-item>
              <text:p text:style-name="P4">What forged precious metals they do find on the ocean floor are often brought to the Queen to decorate walls and such. It is unlikely that they consider them much value but separating a retriever of a gift for the Queen is quite a task indeed if they should be interested at all.</text:p>
            </text:list-item>
            <text:list-item>
              <text:p text:style-name="P4">Mines in the sea floor often are quite deep and can extend for many miles while having a multitude of exits. </text:p>
            </text:list-item>
            <text:list-item>
              <text:p text:style-name="P4">Builders spend as much time reinforcing tunnel walls as making decorative areas in air pockets out of whatever shiny material is easily had (usually glass, shell, or sand designs).</text:p>
            </text:list-item>
            <text:list-item>
              <text:p text:style-name="P4">Mines are often organized in decorative manners as to be pleasing to their Queen even if the tunnels themselves have no significant purpose.</text:p>
            </text:list-item>
            <text:list-item>
              <text:p text:style-name="P4">Kelp or other plant farms supplant aquaculture and are suspended or floated near the surface so they can get light.</text:p>
            </text:list-item>
            <text:list-item>
              <text:p text:style-name="P4">Being amphibians they are at home over land as well as water and some paths to other hives may require them to take large packages across islands where they acquire goods along the way from any intervening resources though avoiding 'civilization' entirely if at all possible.</text:p>
            </text:list-item>
          </text:list>
        </text:list-item>
        <text:list-item>
          <text:p text:style-name="P5">Body type</text:p>
          <text:list>
            <text:list-item>
              <text:p text:style-name="P5">Color – <text:span text:style-name="T2">Color of the hive's members is generally determined by the color of the Queen and Royal caste though their plating and bones themselves are a tan color and the foam that Will use for construction is a light rose color.</text:span></text:p>
            </text:list-item>
            <text:list-item>
              <text:p text:style-name="P5">Size</text:p>
              <text:list>
                <text:list-item>
                  <text:p text:style-name="P4"><text:span text:style-name="T1">Queen/Aekuah</text:span> – Generally the largest in the hive, they are at least thrice as large any other individual member in the hive</text:p>
                </text:list-item>
                <text:list-item>
                  <text:p text:style-name="P5">Eyes<text:span text:style-name="T2"> – Smallest mature types in the hive they are smaller than the average cat.</text:span></text:p>
                </text:list-item>
                <text:list-item>
                  <text:p text:style-name="P5">Others – <text:span text:style-name="T2">Other member so the hive are approximately the same size, about that of cattle though standing higher at the front. While swimming and fully elongated they are only about 2 feet at their thickest, sans legs.</text:span></text:p>
                </text:list-item>
              </text:list>
            </text:list-item>
            <text:list-item>
              <text:p text:style-name="P4"><text:span text:style-name="T1">Respiration</text:span> – Oxygen, Dual purpose lungs/gill lungs that are flow through exiting out underneath toward the sides.</text:p>
            </text:list-item>
            <text:list-item>
              <text:p text:style-name="P4"><text:span text:style-name="T1">Skin</text:span> – Mostly chitinous with protected joints though loyalists and Bladewrought have much thicker armor. External armor plating connects to an inner skeleton in various places adding strength, stability, and leverage.</text:p>
            </text:list-item>
            <text:list-item>
              <text:p text:style-name="P4"><text:span text:style-name="T1">Musculature</text:span> – Do not store energy in the conventional sense of fat, are either muscle or organs and it does not show through the exoskeleton. The structure of their muscles is built for longevity over strength though all remain significantly strong relative to their body size. Ex: Loyalists are able to lift twice their body weight for nearly 4 days straight without becoming exhausted.</text:p>
            </text:list-item>
            <text:list-item>
              <text:p text:style-name="P5">Energy intake </text:p>
              <text:list>
                <text:list-item>
                  <text:p text:style-name="P4">Gatherers are the only type that possess a full digestive system and and are also true omnivores. Gatherers can equally process plant as animal matter and are mostly intestine. Excess energy, vitamins, and minerals are glandularly excreted into a sac of a viscous liquid which is expelled through a duct in the tongue to containers.</text:p>
                </text:list-item>
                <text:list-item>
                  <text:p text:style-name="P4">Queens have a normal omnivore digestive system and a sac for the consumption of the nectar produced by gatherers</text:p>
                </text:list-item>
                <text:list-item>
                  <text:p text:style-name="P4">All other members have a rudimentary digestive system mainly for consuming simple sugars and a sac for the containing of nectar being dependent on the gatherers.</text:p>
                </text:list-item>
              </text:list>
            </text:list-item>
            <text:list-item>
              <text:p text:style-name="P4"><text:span text:style-name="T1">Natural weaponry</text:span> – Soldiers have larger arms that retain two long blades as claws and are expendable as well as strong jaws with teeth that inflict damage but do not hold well, others do not have natural weapons other than bludgeoning brute force.</text:p>
            </text:list-item>
            <text:list-item>
              <text:p text:style-name="P4"><text:span text:style-name="T1">Healing</text:span> – Binding are fully regenerative though slow and if given enough time can recover from a great deal of trauma if left alone. They have an operable rear compartment where replacement organs grow though these are not connected to the larger circulatory system. The underside of the compartment has a set of small arms, miniature bioluminescent eye stalks, and organic blades which allow the binding to operate on members of the hive to heal them directly. Other types have normal healing properties.</text:p>
            </text:list-item>
            <text:list-item>
              <text:p text:style-name="P4"><text:span text:style-name="T1">Smell</text:span> – Loyalty and farmers have improved sense of smell, though the former sensitive for blood and the latter for food, disconnected from the respiratory system though the nostrils are above the mouth on the top end of the snout pointed backwards to not interfere with swimming.</text:p>
            </text:list-item>
            <text:list-item>
              <text:p text:style-name="P5">Sight</text:p>
              <text:list>
                <text:list-item>
                  <text:p text:style-name="P4">BladeWrought – weak IR sensitivity, greyscale vision, hypersensitive to movement</text:p>
                </text:list-item>
                <text:list-item>
                  <text:p text:style-name="P4">Eyes - 20/5 color vision</text:p>
                </text:list-item>
                <text:list-item>
                  <text:p text:style-name="P4">Others – 20/20 color vision. All types are adapted with a nictating membrane that adjusts for sight in air or water which closes sideways.</text:p>
                </text:list-item>
              </text:list>
            </text:list-item>
            <text:list-item>
              <text:p text:style-name="P4"><text:span text:style-name="T1">Hearing</text:span> – All have human average hearing however there are isolated sections of bone that allow for underwater hearing on each side.</text:p>
            </text:list-item>
            <text:list-item>
              <text:p text:style-name="P5">Touch –<text:span text:style-name="T2"> Thin</text:span> s<text:span text:style-name="T2">kin grows over the top of the exoskeleton and it allows them to feel as any other creature would.</text:span></text:p>
            </text:list-item>
            <text:list-item>
              <text:p text:style-name="P4"><text:span text:style-name="T1">Dormancy</text:span> – The members of the hive do not sleep unless healing though the Queen goes through a short dormancy period approximately every lunar cycle.</text:p>
            </text:list-item>
            <text:list-item>
              <text:p text:style-name="P5">Speech –<text:span text:style-name="T2"> Having dual vocal cords some of their words are not properly pronounceable or translatable to most other languages without some awkward constructs.</text:span></text:p>
            </text:list-item>
          </text:list>
        </text:list-item>
        <text:list-item>
          <text:p text:style-name="P4"><text:span text:style-name="T1">Specializations -</text:span> The various types considering themselves as extensions of certain qualities of their queen names themselves after the quality they serve instead of some adjective naming their particular duty. Ex. “I am mishir of the Queen's Loyalty” The name in their own language is provided in <text:s/>parenthesis after the best English translation for the word.</text:p>
          <text:list>
            <text:list-item>
              <text:p text:style-name="P4"><text:span text:style-name="T1">Sige (Loyalty)</text:span> – These are both the manual labor of the hive and its army. Most of their time is spent in combat practice with each other or doing heavy labor.</text:p>
            </text:list-item>
            <text:list-item>
              <text:p text:style-name="P5">Nesiegn (Bladewrought) –<text:span text:style-name="T2"> These are the soldiers that protect the queen, they are considered merely inanimate tools. The Bladewrought themselves have only a bestial intelligence and no inherent intelligent thought which renders them immune to pain or other such ideas that require higher thought. Should anything be a perceived threat to the queen or even enter into the queen's presence when not a royal it will be feverishly attacked and torn apart until it has ceased moving unless other targets present themselves. The Queen can exert control over them though this is taxing and is generally only used to hunt down enemies to the hive or to make sure the Bladewrought do not exterminate a guest. All members have some fear of the Bladewrought though not in the sense of their relation to the queen but merely in their destructive nature. All are male.</text:span></text:p>
            </text:list-item>
            <text:list-item>
              <text:p text:style-name="P5">Tinth (Eyes) –<text:span text:style-name="T2"> These are the eyes and ears of the queen and have a photographic memory. Able to recall anything they have seen in whatever detail they saw it with the small 4” long 3” high critters are generally unnoticed and memories frequently referred to by the Queen. They do not forget anything they have observed but are not terribly intelligent enough to understand what is said.</text:span></text:p>
            </text:list-item>
            <text:list-item>
              <text:p text:style-name="P5">Ihlt (Gathering) –<text:span text:style-name="T2"> Serve as the energy producers of the hive and have an insatiable appetite. They have an indiscriminate taste in food and are resistant rapidly acquire a resistance to most toxins and disease. They produce nectar in a special gland within their body and excrete it out of a duct in the tongue into containers.</text:span></text:p>
            </text:list-item>
            <text:list-item>
              <text:p text:style-name="P5">Ihlt–estis (Binding) – <text:span text:style-name="T2">Have a compartment they can willfully control on the rear of their body which extends through to the bottom. It can use spare organs grown here and can willfully control what organs grow in the compartment. Being fully regenerative they do not have natural lifespans though are merged into newborns on a fairly regular basis. Should the existing queen be killed one of the royals of this type will begin to become a queen and take over ruler ship of the hive.</text:span></text:p>
            </text:list-item>
            <text:list-item>
              <text:p text:style-name="P5">Ihlt-west (Intuition) –<text:span text:style-name="T2"> These are the thinking minds of the hive and are actively sought out when the various members of the hive have difficulties with their daily work for the Queen. These also are very intelligent and also come up with novel ways of using existing materials for machinery or buildings used.</text:span></text:p>
            </text:list-item>
            <text:list-item>
              <text:p text:style-name="P5">Ziende (Will) – <text:span text:style-name="T2">These construct the hive itself through a secondary duct in the tongue that exudes a thick foam that toughens to a leathery consistency when dry. Various techniques change some of the properties of the material and allow for various uses, for example, where soft rubber or leather might suffice. It is edible to a certain point (at least to the Gathering) and they dispose of material they no longer need in this manner. Of this type their back is laden with thick flat scales that are stacked quite densely in a vertically slanted direction and they use this material for a very strong building material as well. While still fresh it can be cut but once dried it becomes a very stiff fibrous material suited for high strength uses. This forms the basis for most of their buildings but they do use other materials such as stone from the coast or mined from underneath the seabed.</text:span></text:p>
            </text:list-item>
            <text:list-item>
              <text:p text:style-name="P5"><text:s/>(Queen) – <text:span text:style-name="T2">The unquestioned monarch of the hive and a telepath to her children. Capable of breeding at a very fast rate she maintains a very careful balance of her hive to make sure none go hungry and that the hive prospers. All Queens have as strong imperative to care for all the hive's children as the children have to obey and care for her. </text:span></text:p>
            </text:list-item>
            <text:list-item>
              <text:p text:style-name="P5">Aekuah (Hive Queen, Over-Queen) – <text:span text:style-name="T2">Given there is only one Hive Queen at any one time, her name is used instead of a proper name for the position though the meaning does not change. Living approximately 50 years the hive queen was created by the advent of a line of albino queens with abnormally long lifespans. She remains in contact with all of the other queens and drives them toward the goals of the whole. This central hive is usually the largest and most fortified and often large circular sections of sea are walled off to protect the hive itself. This hive queen is also psionic though the line of queens is stronger than normal and some have been known to have different types of psionic abiliti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8-21T22:25:58</meta:creation-date>
    <dc:creator>Chris Nelson</dc:creator>
    <dc:date>2006-09-17T18:36:37</dc:date>
    <dc:language>en-US</dc:language>
    <meta:editing-cycles>14</meta:editing-cycles>
    <meta:editing-duration>PT15H42M54S</meta:editing-duration>
    <meta:user-defined meta:name="Info 1"/>
    <meta:user-defined meta:name="Info 2"/>
    <meta:user-defined meta:name="Info 3"/>
    <meta:user-defined meta:name="Info 4"/>
    <meta:document-statistic meta:table-count="0" meta:image-count="0" meta:object-count="0" meta:page-count="1" meta:paragraph-count="85" meta:word-count="3789" meta:character-count="22274"/>
  </office:meta>
</office:document-meta>
</file>